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3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triangle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Maße</text:p>
          </table:table-cell>
        </table:table-row>
        <table:table-row table:style-name="ro1">
          <table:table-cell office:value-type="string" calcext:value-type="string">
            <text:p>Fackel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50 cm x 20 cm x 20 cm</text:p>
          </table:table-cell>
        </table:table-row>
        <table:table-row table:style-name="ro1">
          <table:table-cell office:value-type="string" calcext:value-type="string">
            <text:p>Pfeil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merang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 38 cm x 77 cm </text:p>
          </table:table-cell>
        </table:table-row>
        <table:table-row table:style-name="ro1">
          <table:table-cell office:value-type="string" calcext:value-type="string">
            <text:p>Fall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lltü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00 cm x 100 cm</text:p>
          </table:table-cell>
        </table:table-row>
        <table:table-row table:style-name="ro1">
          <table:table-cell/>
          <table:table-cell office:value-type="string" calcext:value-type="string">
            <text:p>Speere mit Boden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100 cm x 100 cm x 50 cm</text:p>
          </table:table-cell>
        </table:table-row>
        <table:table-row table:style-name="ro1">
          <table:table-cell/>
          <table:table-cell office:value-type="string" calcext:value-type="string">
            <text:p>Feuerspeier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ine xD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all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nur mit Enterhaken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zbalken xD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ulen</text:p>
          </table:table-cell>
          <table:table-cell table:style-name="ce1"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bel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scheibe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icht m. Öffnung Pfeil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tzkiste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lüssel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formula="of:=SUM([.C2:.C21])" office:value-type="float" office:value="5674" calcext:value-type="float">
            <text:p>567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.00.0000</text:date>, <text:time style:data-style-name="N2" text:time-value="11:31:50.6334050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48:40.057529186</meta:creation-date>
    <dc:date>2017-05-30T11:38:59.083343684</dc:date>
    <meta:editing-duration>PT1H23M1S</meta:editing-duration>
    <meta:editing-cycles>14</meta:editing-cycles>
    <meta:generator>LibreOffice/5.1.6.2$Linux_X86_64 LibreOffice_project/10m0$Build-2</meta:generator>
    <meta:document-statistic meta:table-count="1" meta:cell-count="42" meta:object-count="0"/>
  </office:meta>
</office:document-meta>
</file>